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1f8fc" officeooo:paragraph-rsid="0001f8fc"/>
    </style:style>
    <style:style style:name="P2" style:family="paragraph" style:parent-style-name="Textkörper_20_Einrückung_20_Organon">
      <style:text-properties officeooo:rsid="000cef91" officeooo:paragraph-rsid="0001f8fc"/>
    </style:style>
    <style:style style:name="P3" style:family="paragraph" style:parent-style-name="Textkörper_20_Einrückung_20_Organon">
      <style:text-properties officeooo:rsid="000cef91" officeooo:paragraph-rsid="000cef91"/>
    </style:style>
    <style:style style:name="P4" style:family="paragraph" style:parent-style-name="Textkörper_20_Einrückung_20_Organon" style:list-style-name="L1">
      <style:text-properties officeooo:paragraph-rsid="0001f8fc"/>
    </style:style>
    <style:style style:name="T1" style:family="text">
      <style:text-properties officeooo:rsid="000cef91"/>
    </style:style>
    <style:style style:name="T2" style:family="text">
      <style:text-properties officeooo:rsid="0001f8fc"/>
    </style:style>
    <style:style style:name="T3" style:family="text">
      <style:text-properties fo:color="#ff33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4">
        <text:h text:style-name="Heading_20_4" text:outline-level="4">Shortcut<text:span text:style-name="T1">s</text:span></text:h>
        <text:p text:style-name="P1">Shortcuts können in den Einstellungen vom Benutzer selbst festgelegt werden.</text:p>
        <text:p text:style-name="P1">Hat ein Shortcut keinen Eintrag, so ist er nicht aktiv.</text:p>
        <text:p text:style-name="P1"/>
        <text:p text:style-name="P2">Folgende <text:span text:style-name="T2">Funktionen</text:span> können <text:span text:style-name="T3">nur im Projekttab</text:span> ('ORGANON') verwendet werden:</text:p>
        <text:list xml:id="list8528406631023054089" text:style-name="L1">
          <text:list-item>
            <text:p text:style-name="P4"><text:span text:style-name="T1">teile Text</text:span></text:p>
          </text:list-item>
          <text:list-item>
            <text:p text:style-name="P4"><text:span text:style-name="T1">erzeuge neue Datei</text:span></text:p>
          </text:list-item>
          <text:list-item>
            <text:p text:style-name="P4"><text:span text:style-name="T1">erzeuge neuen Ordner</text:span></text:p>
          </text:list-item>
        </text:list>
        <text:p text:style-name="P3"/>
        <text:p text:style-name="P3">Alle anderen Shortcuts können <text:span text:style-name="T3">in jedem Tab</text:span> verwendet werden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9:10:31.889000000</dc:date>
    <meta:editing-duration>P0D</meta:editing-duration>
    <meta:editing-cycles>1</meta:editing-cycles>
    <meta:document-statistic meta:table-count="0" meta:image-count="0" meta:object-count="0" meta:page-count="1" meta:paragraph-count="8" meta:word-count="50" meta:character-count="324" meta:non-whitespace-character-count="285"/>
    <meta:generator>LibreOffice/4.4.5.2$Windows_x86 LibreOffice_project/a22f674fd25a3b6f45bdebf25400ed2adff0ff99</meta:generator>
  </office:meta>
</office:document-meta>
</file>